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100%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start" fo:text-indent="0in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Geneva" fo:font-size="10pt" fo:font-style="normal" fo:text-shadow="none" style:text-underline-style="none" fo:font-weight="normal" style:letter-kerning="true" style:font-name-asian="Geneva" style:font-size-asian="10pt" style:font-style-asian="normal" style:font-weight-asian="normal" style:font-name-complex="Genev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89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929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929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811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929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3" svg:x1="0.6528in" svg:y1="0.9028in" svg:x2="3.5in" svg:y2="0.9028in">
        <text:p/>
      </draw:line>
      <draw:line text:anchor-type="page" text:anchor-page-number="1" draw:z-index="1" draw:style-name="gr1" draw:text-style-name="P3" svg:x1="0.6528in" svg:y1="1.0835in" svg:x2="0.6528in" svg:y2="0.9028in">
        <text:p/>
      </draw:line>
      <draw:line text:anchor-type="page" text:anchor-page-number="1" draw:z-index="2" draw:style-name="gr1" draw:text-style-name="P3" svg:x1="3.4957in" svg:y1="1.1126in" svg:x2="3.5in" svg:y2="0.9028in">
        <text:p/>
      </draw:line>
      <text:p text:style-name="P2"><draw:g text:anchor-type="paragraph" draw:z-index="3" draw:name="Shape1" draw:style-name="gr2"><draw:rect draw:style-name="gr3" draw:text-style-name="P4" svg:width="1.2362in" svg:height="0.278in" svg:x="1.226in" svg:y="0.1618in"><text:p/></draw:rect><draw:frame draw:style-name="gr4" draw:text-style-name="P6" svg:width="0.5461in" svg:height="0.1894in" svg:x="1.5571in" svg:y="0.1689in"><draw:text-box><text:p text:style-name="P5"><text:span text:style-name="T2">Object</text:span></text:p></draw:text-box></draw:frame><draw:rect draw:style-name="gr5" draw:text-style-name="P4" svg:width="1.2362in" svg:height="0.2787in" svg:x="1.198in" svg:y="0.9035in"><text:p/></draw:rect><draw:frame draw:style-name="gr6" draw:text-style-name="P6" svg:width="0.9189in" svg:height="0.1933in" svg:x="1.3906in" svg:y="0.9327in"><draw:text-box><text:p text:style-name="P5"><text:span text:style-name="T2">Rectangle</text:span></text:p></draw:text-box></draw:frame><draw:rect draw:style-name="gr7" draw:text-style-name="P4" svg:width="1.2362in" svg:height="0.2787in" svg:x="1.198in" svg:y="1.737in"><text:p/></draw:rect><draw:frame draw:style-name="gr8" draw:text-style-name="P6" svg:width="0.9189in" svg:height="0.1933in" svg:x="1.5433in" svg:y="1.752in"><draw:text-box><text:p text:style-name="P5"><text:span text:style-name="T2">Square</text:span></text:p></draw:text-box></draw:frame><draw:polygon draw:style-name="gr9" draw:text-style-name="P4" svg:width="0.1807in" svg:height="0.1685in" svg:x="1.7118in" svg:y="0.4315in" svg:viewBox="0 0 460 429" draw:points="0,429 460,429 230,0"><text:p/></draw:polygon><draw:line draw:style-name="gr10" draw:text-style-name="P7" svg:x1="1.7953in" svg:y1="0.9035in" svg:x2="1.7953in" svg:y2="0.6in"><text:p/></draw:line><draw:polygon draw:style-name="gr11" draw:text-style-name="P4" svg:width="0.1945in" svg:height="0.1984in" svg:x="1.7118in" svg:y="1.1815in" svg:viewBox="0 0 495 505" draw:points="0,505 495,505 247,0"><text:p/></draw:polygon><draw:line draw:style-name="gr12" draw:text-style-name="P7" svg:x1="1.8016in" svg:y1="1.737in" svg:x2="1.8016in" svg:y2="1.3799in"><text:p/></draw:line></draw:g><draw:g text:anchor-type="paragraph" draw:z-index="4" draw:name="Shape2" draw:style-name="gr2"><draw:rect draw:style-name="gr13" draw:text-style-name="P4" svg:width="0.7921in" svg:height="0.2642in" svg:x="0.0571in" svg:y="0.8854in"><text:p/></draw:rect><draw:frame draw:style-name="gr14" draw:text-style-name="P6" svg:width="0.4394in" svg:height="0.1862in" svg:x="0.2673in" svg:y="0.9134in"><draw:text-box><text:p text:style-name="P5"><text:span text:style-name="T2">ATM</text:span></text:p></draw:text-box></draw:frame></draw:g><draw:g text:anchor-type="paragraph" draw:z-index="5" draw:name="Shape3" draw:style-name="gr2"><draw:rect draw:style-name="gr15" draw:text-style-name="P4" svg:width="1.2335in" svg:height="0.2362in" svg:x="2.7811in" svg:y="0.9213in"><text:p/></draw:rect><draw:frame draw:style-name="gr16" draw:text-style-name="P6" svg:width="0.924in" svg:height="0.1933in" svg:x="2.9366in" svg:y="0.9193in"><draw:text-box><text:p text:style-name="P5"><text:span text:style-name="T2">ChessPiec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4T10:44:45.890993000</dc:date>
    <meta:editing-duration>PT7M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